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5f5" officeooo:paragraph-rsid="0004a5f5"/>
    </style:style>
    <style:style style:name="P2" style:family="paragraph" style:parent-style-name="Standard">
      <style:text-properties officeooo:paragraph-rsid="0004a5f5"/>
    </style:style>
    <style:style style:name="T1" style:family="text">
      <style:text-properties officeooo:rsid="0004a5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ń dobry </text:p>
      <text:p text:style-name="P1"/>
      <text:p text:style-name="P2"><text:span text:style-name="T1">Jestem naukowcem, chciałbym zaproponować swoje artykuły z zakresu analiz optymalizacyjnych w obszarze transportu, magazynowania i przeładunków. </text:span></text:p>
      <text:p text:style-name="P1">Mam duże doświadczenie w tym obszarze, pracowałem cztery lata w firmie logistycznej Silva należącej do Kronospan. Napisałem też ponad 50 publikacji, dużą część z nich w tematyce optymalizacji. Chciałbym też zapytać jaka jest stawka za artykuł w Państwa czasopiśmie?</text:p>
      <text:p text:style-name="P1"/>
      <text:p text:style-name="P1">Załączam moje CV oraz spis publikacji.</text:p>
      <text:p text:style-name="P1"/>
      <text:p text:style-name="P1">Pozdrawiam Wojciech Moszczyński </text:p>
      <text:p text:style-name="P1"/>
      <text:p text:style-name="P2"><text:span text:style-name="T1">Od roku piszę głównie artykuły praktyczne, które przedstawiają w jaki sposób rozwiązać dany problem dostępnymi środkami. Pozwoliłem sobie załączyć jeden z takich artykułów napisany dla Przeglądu Zbożowo Młynarskiego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14:40:17.922289881</meta:creation-date>
    <dc:date>2021-03-05T15:05:12.125123937</dc:date>
    <meta:editing-duration>PT24M54S</meta:editing-duration>
    <meta:editing-cycles>1</meta:editing-cycles>
    <meta:document-statistic meta:table-count="0" meta:image-count="0" meta:object-count="0" meta:page-count="1" meta:paragraph-count="6" meta:word-count="94" meta:character-count="708" meta:non-whitespace-character-count="616"/>
    <meta:generator>LibreOffice/6.4.6.2$Linux_X86_64 LibreOffice_project/40$Build-2</meta:generator>
  </office:meta>
</office:document-meta>
</file>